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draw:marker-start-width="0.344cm" draw:marker-end-width="0.34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5" style:family="graphic" style:parent-style-name="standard">
      <style:graphic-properties svg:stroke-width="0.025cm" svg:stroke-color="#ffff66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objectwithoutfill">
      <style:graphic-properties svg:stroke-width="0.051cm" svg:stroke-color="#ffff66" draw:marker-start-width="0.344cm" draw:marker-end-width="0.344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767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1cm"/>
    </style:style>
    <style:style style:name="gr10" style:family="graphic" style:parent-style-name="objectwithoutfill">
      <style:graphic-properties svg:stroke-width="0.051cm" svg:stroke-color="#ff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ffff66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1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648cm" fo:min-width="0.398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="visible" draw:shadow-offset-x="0.102cm" draw:shadow-offset-y="0.102cm" draw:shadow-color="#000000"/>
    </style:style>
    <style:style style:name="gr16" style:family="graphic" style:parent-style-name="standard">
      <style:graphic-properties draw:textarea-horizontal-align="justify" draw:textarea-vertical-align="middle" draw:auto-grow-height="false" fo:min-height="0.021cm" fo:min-width="1.296cm"/>
    </style:style>
    <style:style style:name="gr17" style:family="graphic" style:parent-style-name="standard">
      <style:graphic-properties draw:textarea-horizontal-align="justify" draw:textarea-vertical-align="middle" draw:auto-grow-height="false" fo:min-height="0.021cm" fo:min-width="0.758cm"/>
    </style:style>
    <style:style style:name="gr1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4.199cm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1.721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14cm"/>
    </style:style>
    <style:style style:name="gr2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2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31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3cm" fo:padding-top="0.137cm" fo:padding-bottom="0.137cm" fo:padding-left="0.262cm" fo:padding-right="0.262cm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 style:protect="position size"/>
    </style:style>
    <style:style style:name="gr3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683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543cm" svg:y1="1.534cm" svg:x2="14.661cm" svg:y2="9.553cm" draw:start-shape="id1" draw:start-glue-point="4" draw:end-shape="id2" draw:end-glue-point="6" svg:d="M8543 1534l6118 8019" svg:viewBox="0 0 6119 8020">
          <text:p/>
        </draw:connector>
        <draw:connector draw:style-name="gr1" draw:text-style-name="P1" draw:layer="layout" draw:type="line" svg:x1="8.543cm" svg:y1="1.534cm" svg:x2="8.156cm" svg:y2="9.362cm" draw:start-shape="id1" draw:start-glue-point="4" draw:end-shape="id3" draw:end-glue-point="4" svg:d="M8543 1534l-387 7828" svg:viewBox="0 0 388 7829">
          <text:p/>
        </draw:connector>
        <draw:connector draw:style-name="gr2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connector draw:style-name="gr3" draw:text-style-name="P1" draw:layer="layout" draw:type="line" svg:x1="17.031cm" svg:y1="16.662cm" svg:x2="8.156cm" svg:y2="8.905cm" draw:start-shape="id7" draw:start-glue-point="2" draw:end-shape="id8" draw:end-glue-point="0" svg:d="M17031 16662l-8875-7757" svg:viewBox="0 0 8876 7758">
          <text:p/>
        </draw:connector>
        <draw:frame draw:style-name="gr4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7-03-28">Mar 28, 2017</text:date></text:span><text:span text:style-name="T1"> - micemn.net</text:span></text:p>
          </draw:text-box>
        </draw:frame>
        <draw:custom-shape draw:style-name="gr5" draw:text-style-name="P4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19cm" svg:height="1.143cm" svg:x="19.809cm" svg:y="9.01cm">
          <draw:text-box>
            <text:p text:style-name="P5"><text:span text:style-name="T2">On loan from Cologix</text:span></text:p>
            <text:p text:style-name="P5"><text:span text:style-name="T2">Expansion bay can support 2 QSFP+ ports</text:span></text:p>
          </draw:text-box>
        </draw:frame>
        <draw:connector draw:style-name="gr7" draw:text-style-name="P1" draw:layer="layout" draw:type="line" svg:x1="17.031cm" svg:y1="10.2cm" svg:x2="17.031cm" svg:y2="15.367cm" draw:start-shape="id9" draw:start-glue-point="2" draw:end-shape="id7" draw:end-glue-point="0" svg:d="M17031 10200v5167" svg:viewBox="0 0 1 5168">
          <text:p/>
        </draw:connector>
        <draw:custom-shape draw:style-name="gr8" draw:text-style-name="P1" draw:layer="layout" svg:width="4.653cm" svg:height="0.381cm" svg:x="12.711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741cm" svg:height="1.039cm" svg:x="12.719cm" svg:y="11.397cm">
          <draw:text-box>
            <text:p text:style-name="P4"><text:span text:style-name="T2">Direct Attach Copper</text:span></text:p>
            <text:p text:style-name="P4"><text:span text:style-name="T2">SFP+ 10G cables</text:span></text:p>
          </draw:text-box>
        </draw:frame>
        <draw:connector draw:style-name="gr10" draw:text-style-name="P1" draw:layer="layout" draw:type="line" svg:x1="11.115cm" svg:y1="16.114cm" svg:x2="14.075cm" svg:y2="16.114cm" svg:d="M11115 16114h2960" svg:viewBox="0 0 2961 1">
          <text:p/>
        </draw:connector>
        <draw:connector draw:style-name="gr11" draw:text-style-name="P1" draw:layer="layout" draw:type="line" svg:x1="11.115cm" svg:y1="15.914cm" svg:x2="14.075cm" svg:y2="15.914cm" svg:d="M11115 15914h2960" svg:viewBox="0 0 2961 1">
          <text:p/>
        </draw:connector>
        <draw:connector draw:style-name="gr1" draw:text-style-name="P1" draw:layer="layout" draw:type="line" svg:x1="11.116cm" svg:y1="9.652cm" svg:x2="14.073cm" svg:y2="9.652cm" svg:d="M11116 9652h2957" svg:viewBox="0 0 2958 1">
          <text:p/>
        </draw:connector>
        <draw:connector draw:style-name="gr1" draw:text-style-name="P1" draw:layer="layout" draw:type="line" svg:x1="11.116cm" svg:y1="9.452cm" svg:x2="14.073cm" svg:y2="9.452cm" svg:d="M11116 9452h2957" svg:viewBox="0 0 2958 1">
          <text:p/>
        </draw:connector>
        <draw:frame draw:style-name="gr12" draw:text-style-name="P7" draw:layer="layout" svg:width="3.101cm" svg:height="1.039cm" svg:x="11.021cm" svg:y="9.579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frame draw:style-name="gr12" draw:text-style-name="P7" draw:layer="layout" svg:width="3.101cm" svg:height="1.039cm" svg:x="11.022cm" svg:y="16.1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13" draw:text-style-name="P4" xml:id="id4" draw:id="id4" draw:layer="layout" svg:width="1.27cm" svg:height="1.27cm" svg:x="18.996cm" svg:y="1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13" draw:text-style-name="P4" xml:id="id5" draw:id="id5" draw:layer="layout" svg:width="1.27cm" svg:height="1.27cm" svg:x="18.996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6.886cm" svg:y1="9.553cm" svg:x2="3.543cm" svg:y2="1.534cm" draw:start-shape="id3" draw:start-glue-point="6" draw:end-shape="id10" draw:end-glue-point="4" svg:d="M6886 9553l-3343-8019" svg:viewBox="0 0 3344 8020">
          <text:p/>
        </draw:connector>
        <draw:connector draw:style-name="gr15" draw:text-style-name="P1" draw:layer="layout" draw:type="line" svg:x1="13.543cm" svg:y1="1.534cm" svg:x2="9.426cm" svg:y2="9.552cm" draw:start-shape="id11" draw:start-glue-point="4" draw:end-shape="id3" svg:d="M13543 1534l-4117 8018" svg:viewBox="0 0 4118 8019">
          <text:p/>
        </draw:connector>
        <draw:connector draw:style-name="gr1" draw:text-style-name="P1" draw:layer="layout" draw:type="line" svg:x1="13.543cm" svg:y1="1.534cm" svg:x2="15.935cm" svg:y2="9.547cm" draw:start-shape="id11" draw:start-glue-point="4" draw:end-shape="id12" svg:d="M13543 1534l2392 8013" svg:viewBox="0 0 2393 8014">
          <text:p/>
        </draw:connector>
        <draw:connector draw:style-name="gr1" draw:text-style-name="P1" draw:layer="layout" draw:type="line" svg:x1="17.205cm" svg:y1="9.357cm" svg:x2="18.543cm" svg:y2="1.534cm" draw:start-shape="id12" draw:start-glue-point="4" draw:end-shape="id13" draw:end-glue-point="4" svg:d="M17205 9357l1338-7823" svg:viewBox="0 0 1339 7824">
          <text:p/>
        </draw:connector>
        <draw:custom-shape draw:style-name="gr16" draw:text-style-name="P4" xml:id="id3" draw:id="id3" draw:layer="layout" svg:width="2.54cm" svg:height="0.381cm" svg:x="6.886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" draw:id="id2" draw:layer="layout" svg:width="2.54cm" svg:height="0.381cm" svg:x="14.661cm" svg:y="9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1" draw:id="id11" draw:layer="layout" svg:width="1.778cm" svg:height="0.381cm" svg:x="1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" draw:id="id1" draw:layer="layout" svg:width="1.778cm" svg:height="0.381cm" svg:x="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0" draw:id="id10" draw:layer="layout" svg:width="1.778cm" svg:height="0.381cm" svg:x="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3" draw:id="id13" draw:layer="layout" svg:width="1.778cm" svg:height="0.381cm" svg:x="1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699cm" svg:height="1.295cm" svg:x="6.1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699cm" svg:height="1.295cm" svg:x="1.1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699cm" svg:height="1.295cm" svg:x="11.197cm" svg:y="1.305cm">
          <text:p text:style-name="P4"><text:span text:style-name="T2">CNS</text:span></text:p>
          <text:p text:style-name="P4"><text:span text:style-name="T2">Remote Switch</text:span><text:span text:style-name="T2"><text:line-break/></text:span><text:span text:style-name="T2">Cisco C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3.175cm" svg:height="0.381cm" svg:x="11.72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175cm" svg:height="0.381cm" svg:x="7.91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658cm" svg:height="0.607cm" svg:x="17.166cm" svg:y="8.366cm">
          <draw:text-box>
            <text:p text:style-name="P4"><text:span text:style-name="T3">xe-2/0/7</text:span></text:p>
          </draw:text-box>
        </draw:frame>
        <draw:frame draw:style-name="gr21" draw:text-style-name="P7" draw:layer="layout" svg:width="1.836cm" svg:height="0.607cm" svg:x="15.529cm" svg:y="8.366cm">
          <draw:text-box>
            <text:p text:style-name="P4"><text:span text:style-name="T3">xe-2/0/15</text:span></text:p>
          </draw:text-box>
        </draw:frame>
        <draw:frame draw:style-name="gr22" draw:text-style-name="P6" draw:layer="layout" svg:width="2.014cm" svg:height="0.963cm" svg:x="9.89cm" svg:y="8.0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custom-shape draw:style-name="gr23" draw:text-style-name="P4" xml:id="id8" draw:id="id8" draw:layer="layout" svg:width="5.918cm" svg:height="1.295cm" svg:x="5.197cm" svg:y="8.905cm">
          <text:p text:style-name="P4"><text:span text:style-name="T2">Juniper EX4500</text:span></text:p>
          <text:p text:style-name="P4"><text:span text:style-name="T2">48 SFP/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.836cm" svg:height="0.607cm" svg:x="13.903cm" svg:y="8.366cm">
          <draw:text-box>
            <text:p text:style-name="P4"><text:span text:style-name="T3">xe-2/0/13</text:span></text:p>
          </draw:text-box>
        </draw:frame>
        <draw:frame draw:style-name="gr20" draw:text-style-name="P7" draw:layer="layout" svg:width="1.658cm" svg:height="0.607cm" svg:x="8.036cm" svg:y="8.366cm">
          <draw:text-box>
            <text:p text:style-name="P4"><text:span text:style-name="T3">xe-0/2/1</text:span></text:p>
          </draw:text-box>
        </draw:frame>
        <draw:frame draw:style-name="gr21" draw:text-style-name="P7" draw:layer="layout" svg:width="1.836cm" svg:height="0.607cm" svg:x="6.399cm" svg:y="8.369cm">
          <draw:text-box>
            <text:p text:style-name="P4"><text:span text:style-name="T3">xe-0/0/37</text:span></text:p>
          </draw:text-box>
        </draw:frame>
        <draw:frame draw:style-name="gr24" draw:text-style-name="P7" draw:layer="layout" svg:width="1.035cm" svg:height="0.607cm" svg:x="8.982cm" svg:y="4.193cm">
          <draw:text-box>
            <text:p text:style-name="P4"><text:span text:style-name="T3">ae9</text:span></text:p>
          </draw:text-box>
        </draw:frame>
        <draw:frame draw:style-name="gr24" draw:text-style-name="P7" draw:layer="layout" svg:width="1.035cm" svg:height="0.607cm" svg:x="12.792cm" svg:y="4.193cm">
          <draw:text-box>
            <text:p text:style-name="P4"><text:span text:style-name="T3">ae5</text:span></text:p>
          </draw:text-box>
        </draw:frame>
        <draw:frame draw:style-name="gr25" draw:text-style-name="P7" draw:layer="layout" svg:width="1.675cm" svg:height="0.607cm" svg:x="19.467cm" svg:y="10.119cm">
          <draw:text-box>
            <text:p text:style-name="P4"><text:span text:style-name="T3">ge-2/0/0</text:span></text:p>
          </draw:text-box>
        </draw:frame>
        <draw:frame draw:style-name="gr26" draw:text-style-name="P7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27" draw:text-style-name="P7" draw:layer="layout" svg:width="1.213cm" svg:height="0.607cm" svg:x="14.443cm" svg:y="12.585cm">
          <draw:text-box>
            <text:p text:style-name="P4"><text:span text:style-name="T3">ae11</text:span></text:p>
          </draw:text-box>
        </draw:frame>
        <draw:frame draw:style-name="gr24" draw:text-style-name="P7" draw:layer="layout" svg:width="1.035cm" svg:height="0.607cm" svg:x="14.52cm" svg:y="13.385cm">
          <draw:text-box>
            <text:p text:style-name="P4"><text:span text:style-name="T3">ae0</text:span></text:p>
          </draw:text-box>
        </draw:frame>
        <draw:frame draw:style-name="gr20" draw:text-style-name="P7" draw:layer="layout" svg:width="1.658cm" svg:height="0.607cm" svg:x="9.941cm" svg:y="10.119cm">
          <draw:text-box>
            <text:p text:style-name="P4"><text:span text:style-name="T3">xe-0/2/2</text:span></text:p>
          </draw:text-box>
        </draw:frame>
        <draw:frame draw:style-name="gr21" draw:text-style-name="P7" draw:layer="layout" svg:width="1.836cm" svg:height="0.607cm" svg:x="16.9cm" svg:y="10.119cm">
          <draw:text-box>
            <text:p text:style-name="P4"><text:span text:style-name="T3">xe-2/0/16</text:span></text:p>
          </draw:text-box>
        </draw:frame>
        <draw:frame draw:style-name="gr20" draw:text-style-name="P7" draw:layer="layout" svg:width="1.658cm" svg:height="0.607cm" svg:x="15.266cm" svg:y="14.819cm">
          <draw:text-box>
            <text:p text:style-name="P4"><text:span text:style-name="T3">xe-0/1/0</text:span></text:p>
          </draw:text-box>
        </draw:frame>
        <draw:frame draw:style-name="gr20" draw:text-style-name="P7" draw:layer="layout" svg:width="1.658cm" svg:height="0.607cm" svg:x="16.867cm" svg:y="14.82cm">
          <draw:text-box>
            <text:p text:style-name="P4"><text:span text:style-name="T3">xe-0/1/2</text:span></text:p>
          </draw:text-box>
        </draw:frame>
        <draw:custom-shape draw:style-name="gr28" draw:text-style-name="P4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9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30" draw:text-style-name="P7" draw:layer="layout" svg:width="3.855cm" svg:height="0.645cm" svg:x="0.936cm" svg:y="9.23cm">
          <draw:text-box>
            <text:p text:style-name="P4"><text:span text:style-name="T2">core-sw1.micemn.net</text:span></text:p>
          </draw:text-box>
        </draw:frame>
        <draw:frame draw:style-name="gr30" draw:text-style-name="P7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ustom-shape draw:style-name="gr16" draw:text-style-name="P4" xml:id="id12" draw:id="id12" draw:layer="layout" svg:width="2.54cm" svg:height="0.381cm" svg:x="15.935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699cm" svg:height="1.295cm" svg:x="16.1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9" draw:id="id9" draw:layer="layout" svg:width="5.918cm" svg:height="1.295cm" svg:x="14.072cm" svg:y="8.905cm">
          <text:p text:style-name="P4"><text:span text:style-name="T2">Juniper EX4550</text:span></text:p>
          <text:p text:style-name="P4"><text:span text:style-name="T2">32 SFP/SFP+ ports</text:span></text:p>
          <text:p text:style-name="P4"><text:span text:style-name="T2">+ empty expansion bay 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705cm" svg:height="0.381cm" svg:x="17.72cm" svg:y="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213cm" svg:height="0.607cm" svg:x="17.992cm" svg:y="4.187cm">
          <draw:text-box>
            <text:p text:style-name="P4"><text:span text:style-name="T3">ae15</text:span></text:p>
          </draw:text-box>
        </draw:frame>
        <draw:frame draw:style-name="gr22" draw:text-style-name="P6" draw:layer="layout" svg:width="2.014cm" svg:height="0.963cm" svg:x="11.49cm" svg:y="2.611cm">
          <draw:text-box>
            <text:p text:style-name="P5"><text:span text:style-name="T3">Te1/7</text:span></text:p>
            <text:p text:style-name="P5"><text:span text:style-name="T3">Te1/8</text:span></text:p>
          </draw:text-box>
        </draw:frame>
        <draw:frame draw:style-name="gr22" draw:text-style-name="P6" draw:layer="layout" svg:width="2.014cm" svg:height="0.963cm" svg:x="9.89cm" svg:y="8.01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frame draw:style-name="gr21" draw:text-style-name="P7" draw:layer="layout" svg:width="1.836cm" svg:height="0.607cm" svg:x="13.829cm" svg:y="2.567cm">
          <draw:text-box>
            <text:p text:style-name="P4"><text:span text:style-name="T3">Te1/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7-03-28T13:57:38.694637339</dc:date>
    <meta:editing-duration>PT3H5M41S</meta:editing-duration>
    <meta:editing-cycles>91</meta:editing-cycles>
    <meta:generator>LibreOffice/5.1.6.2$Linux_X86_64 LibreOffice_project/10m0$Build-2</meta:generator>
    <meta:document-statistic meta:object-count="67"/>
  </office:meta>
</office:document-meta>
</file>